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66cc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Groty_20_strzałek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6"/>
        <table:table-row table:style-name="ro1">
          <table:table-cell table:style-name="ce1" office:value-type="string">
            <text:p>Turret Type</text:p>
          </table:table-cell>
          <table:table-cell table:style-name="ce1" office:value-type="string">
            <office:annotation draw:style-name="gr1" draw:text-style-name="P1" svg:width="1.1413in" svg:height="1.9453in" svg:x="2.0142in" svg:y="0in" draw:caption-point-x="-0.2402in" draw:caption-point-y="0.0039in">
              <dc:creator>A.K.</dc:creator>
              <dc:date>2020-08-10T00:00:00</dc:date>
              <text:p text:style-name="P1"><text:span text:style-name="T1">Maximum range of the turret. For modular turrets, first number is the Frontline variant, second is the Backline variant.</text:span><text:span text:style-name="T1"><text:line-break/></text:span><text:span text:style-name="T1"><text:line-break/></text:span><text:span text:style-name="T1">Numbers in brackets are minimal ranges.</text:span></text:p>
            </office:annotation>
            <text:p>Range</text:p>
          </table:table-cell>
          <table:table-cell table:style-name="ce1" office:value-type="string">
            <office:annotation draw:style-name="gr2" draw:text-style-name="P1" svg:width="1.1413in" svg:height="0.3902in" svg:x="2.9031in" svg:y="0in" draw:caption-point-x="-0.2402in" draw:caption-point-y="0.0039in">
              <dc:creator>A.K.</dc:creator>
              <dc:date>2020-08-10T00:00:00</dc:date>
              <text:p text:style-name="P1"><text:span text:style-name="T1">Base rate of fire of the turret.</text:span></text:p>
            </office:annotation>
            <text:p>Rate of Fire</text:p>
          </table:table-cell>
          <table:table-cell table:style-name="ce1" office:value-type="string">
            <office:annotation draw:style-name="gr3" draw:text-style-name="P1" svg:width="1.1413in" svg:height="0.5457in" svg:x="3.7921in" svg:y="0in" draw:caption-point-x="-0.2402in" draw:caption-point-y="0.0039in">
              <dc:creator>A.K.</dc:creator>
              <dc:date>2020-08-10T00:00:00</dc:date>
              <text:p text:style-name="P1"><text:span text:style-name="T1">Innate damage bonus of the turret.</text:span></text:p>
            </office:annotation>
            <text:p>Damage Bonus</text:p>
          </table:table-cell>
          <table:table-cell table:style-name="ce1" office:value-type="string">
            <office:annotation draw:style-name="gr3" draw:text-style-name="P1" svg:width="1.1413in" svg:height="0.5457in" svg:x="4.6811in" svg:y="0in" draw:caption-point-x="-0.2402in" draw:caption-point-y="0.0039in">
              <dc:creator>A.K.</dc:creator>
              <dc:date>2020-08-10T00:00:00</dc:date>
              <text:p text:style-name="P1"><text:span text:style-name="T1">Does the turret have area of effect damage?</text:span></text:p>
            </office:annotation>
            <text:p>AoE</text:p>
          </table:table-cell>
          <table:table-cell table:style-name="ce1" office:value-type="string">
            <office:annotation draw:style-name="gr4" draw:text-style-name="P1" svg:width="1.1413in" svg:height="0.7012in" svg:x="5.5701in" svg:y="0in" draw:caption-point-x="-0.2402in" draw:caption-point-y="0.0039in">
              <dc:creator>A.K.</dc:creator>
              <dc:date>2020-08-10T00:00:00</dc:date>
              <text:p text:style-name="P1"><text:span text:style-name="T1">Modify with base ammo damage. Energy based turrets stay as is.</text:span></text:p>
            </office:annotation>
            <text:p>Ammo Damage</text:p>
          </table:table-cell>
          <table:table-cell table:style-name="ce1" office:value-type="string">
            <office:annotation draw:style-name="gr5" draw:text-style-name="P1" svg:width="1.1413in" svg:height="1.0122in" svg:x="6.4591in" svg:y="0in" draw:caption-point-x="-0.2402in" draw:caption-point-y="0.0039in">
              <dc:creator>A.K.</dc:creator>
              <dc:date>2020-08-10T00:00:00</dc:date>
              <text:p text:style-name="P1"><text:span text:style-name="T1">For Scattergun Turrets, modify with ammo projectile count, otherwise it's set to 1.</text:span></text:p>
            </office:annotation>
            <text:p>Projectile Count</text:p>
          </table:table-cell>
          <table:table-cell table:style-name="ce1" office:value-type="string">
            <office:annotation draw:style-name="gr6" draw:text-style-name="P1" svg:width="1.1413in" svg:height="2.1008in" svg:x="7.3484in" svg:y="0in" draw:caption-point-x="-0.2402in" draw:caption-point-y="0.0039in">
              <dc:creator>A.K.</dc:creator>
              <dc:date>2020-08-10T00:00:00</dc:date>
              <text:p text:style-name="P1"><text:span text:style-name="T1">DPS calcs do not take AoE into account.</text:span><text:span text:style-name="T1"><text:line-break/></text:span><text:span text:style-name="T1"><text:line-break/></text:span><text:span text:style-name="T1">If a VS calculation shows 0, that means target's flat armor is greater than turret damage, making DPS negligible.</text:span></text:p>
            </office:annotation>
            <text:p>Raw DPS</text:p>
          </table:table-cell>
          <table:table-cell table:style-name="ce7"/>
          <table:table-cell table:style-name="ce1" office:value-type="string">
            <text:p>DPS Vs Small Biter</text:p>
          </table:table-cell>
          <table:table-cell table:style-name="ce1" office:value-type="string">
            <text:p>DPS Vs Medium Biter</text:p>
          </table:table-cell>
          <table:table-cell table:style-name="ce1" office:value-type="string">
            <text:p>DPS Vs Large Biter</text:p>
          </table:table-cell>
          <table:table-cell table:style-name="ce1" office:value-type="string">
            <text:p>DPS Vs Behemoth Biter</text:p>
          </table:table-cell>
          <table:table-cell table:style-name="ce8"/>
          <table:table-cell table:number-columns-repeated="1010"/>
        </table:table-row>
        <table:table-row table:style-name="ro2">
          <table:table-cell table:style-name="ce2" office:value-type="string">
            <office:annotation draw:style-name="gr2" draw:text-style-name="P1" svg:width="1.1413in" svg:height="0.3902in" svg:x="1.1252in" svg:y="0in" draw:caption-point-x="-0.2402in" draw:caption-point-y="0.5197in">
              <dc:creator>A.K.</dc:creator>
              <dc:date>2020-08-10T00:00:00</dc:date>
              <text:p text:style-name="P1"><text:span text:style-name="T1">Stock Factorio turret.</text:span></text:p>
            </office:annotation>
            <text:p>Gun</text:p>
          </table:table-cell>
          <table:table-cell office:value-type="string">
            <text:p>18 (0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$F2]*[.$D2]*([.$B$17]+1)*([.$F$17]+1)*[.$G2]*[.$C2]*([.$B$16]+1)" office:value-type="float" office:value="50">
            <text:p>50</text:p>
          </table:table-cell>
          <table:table-cell table:style-name="ce5"/>
          <table:table-cell table:formula="of:=MAX(0;[.$F2]*[.$D2]*([.$B$17]+1)*([.$F$17]+1)-[.J$16])*(1-[.J$17])*[.$G2]*[.$C2]*([.$B$16]+1)" office:value-type="float" office:value="50">
            <text:p>50</text:p>
          </table:table-cell>
          <table:table-cell table:formula="of:=MAX(0;[.$F2]*[.$D2]*([.$B$17]+1)*([.$F$17]+1)-[.K$16])*(1-[.K$17])*[.$G2]*[.$C2]*([.$B$16]+1)" office:value-type="float" office:value="9">
            <text:p>9</text:p>
          </table:table-cell>
          <table:table-cell table:formula="of:=MAX(0;[.$F2]*[.$D2]*([.$B$17]+1)*([.$F$17]+1)-[.L$16])*(1-[.L$17])*[.$G2]*[.$C2]*([.$B$16]+1)" office:value-type="float" office:value="0">
            <text:p>0</text:p>
          </table:table-cell>
          <table:table-cell table:formula="of:=MAX(0;[.$F2]*[.$D2]*([.$B$17]+1)*([.$F$17]+1)-[.M$16])*(1-[.M$17])*[.$G2]*[.$C2]*([.$B$16]+1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office:annotation draw:style-name="gr2" draw:text-style-name="P1" svg:width="1.1413in" svg:height="0.3902in" svg:x="1.1252in" svg:y="0.1083in" draw:caption-point-x="-0.2402in" draw:caption-point-y="0.5969in">
              <dc:creator>A.K.</dc:creator>
              <dc:date>2020-08-10T00:00:00</dc:date>
              <text:p text:style-name="P1"><text:span text:style-name="T1">Non-modular turret.</text:span></text:p>
            </office:annotation>
            <text:p>Scattergun</text:p>
          </table:table-cell>
          <table:table-cell office:value-type="string">
            <text:p>15 (1)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string">
            <text:p>Cone originating at the turret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$F3]*[.$D3]*([.$B$17]+1)*([.$F$17]+1)*[.$G3]*[.$C3]*([.$B$16]+1)" office:value-type="float" office:value="90">
            <text:p>90</text:p>
          </table:table-cell>
          <table:table-cell table:style-name="ce5"/>
          <table:table-cell table:formula="of:=MAX(0;[.$F3]*[.$D3]*([.$B$17]+1)*([.$F$17]+1)-[.J$16])*(1-[.J$17])*[.$G3]*[.$C3]*([.$B$16]+1)" office:value-type="float" office:value="90">
            <text:p>90</text:p>
          </table:table-cell>
          <table:table-cell table:formula="of:=MAX(0;[.$F3]*[.$D3]*([.$B$17]+1)*([.$F$17]+1)-[.K$16])*(1-[.K$17])*[.$G3]*[.$C3]*([.$B$16]+1)" office:value-type="float" office:value="16.2">
            <text:p>16.2</text:p>
          </table:table-cell>
          <table:table-cell table:formula="of:=MAX(0;[.$F3]*[.$D3]*([.$B$17]+1)*([.$F$17]+1)-[.L$16])*(1-[.L$17])*[.$G3]*[.$C3]*([.$B$16]+1)" office:value-type="float" office:value="0">
            <text:p>0</text:p>
          </table:table-cell>
          <table:table-cell table:formula="of:=MAX(0;[.$F3]*[.$D3]*([.$B$17]+1)*([.$F$17]+1)-[.M$16])*(1-[.M$17])*[.$G3]*[.$C3]*([.$B$16]+1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HMG</text:p>
          </table:table-cell>
          <table:table-cell office:value-type="string">
            <text:p>30/35 (0/5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$F4]*[.$D4]*([.$B$17]+1)*([.$G$17]+1)*[.$G4]*[.$C4]*([.$B$16]+1)" office:value-type="float" office:value="60">
            <text:p>60</text:p>
          </table:table-cell>
          <table:table-cell table:style-name="ce5"/>
          <table:table-cell table:formula="of:=MAX(0;[.$F4]*[.$D4]*([.$B$17]+1)*([.$G$17]+1)-[.J$16])*(1-[.J$17])*[.$G4]*[.$C4]*([.$B$16]+1)" office:value-type="float" office:value="60">
            <text:p>60</text:p>
          </table:table-cell>
          <table:table-cell table:formula="of:=MAX(0;[.$F4]*[.$D4]*([.$B$17]+1)*([.$G$17]+1)-[.K$16])*(1-[.K$17])*[.$G4]*[.$C4]*([.$B$16]+1)" office:value-type="float" office:value="32.4">
            <text:p>32.4</text:p>
          </table:table-cell>
          <table:table-cell table:formula="of:=MAX(0;[.$F4]*[.$D4]*([.$B$17]+1)*([.$G$17]+1)-[.L$16])*(1-[.L$17])*[.$G4]*[.$C4]*([.$B$16]+1)" office:value-type="float" office:value="10.8">
            <text:p>10.8</text:p>
          </table:table-cell>
          <table:table-cell table:formula="of:=MAX(0;[.$F4]*[.$D4]*([.$B$17]+1)*([.$G$17]+1)-[.M$16])*(1-[.M$17])*[.$G4]*[.$C4]*([.$B$16]+1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Gatling</text:p>
          </table:table-cell>
          <table:table-cell office:value-type="string">
            <text:p>25/30 (0/15)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$F5]*[.$D5]*([.$B$17]+1)*([.$G$17]+1)*[.$G5]*[.$C5]*([.$B$16]+1)" office:value-type="float" office:value="240">
            <text:p>240</text:p>
          </table:table-cell>
          <table:table-cell table:style-name="ce5"/>
          <table:table-cell table:formula="of:=MAX(0;[.$F5]*[.$D5]*([.$B$17]+1)*([.$G$17]+1)-[.J$16])*(1-[.J$17])*[.$G5]*[.$C5]*([.$B$16]+1)" office:value-type="float" office:value="240">
            <text:p>240</text:p>
          </table:table-cell>
          <table:table-cell table:formula="of:=MAX(0;[.$F5]*[.$D5]*([.$B$17]+1)*([.$G$17]+1)-[.K$16])*(1-[.K$17])*[.$G5]*[.$C5]*([.$B$16]+1)" office:value-type="float" office:value="129.6">
            <text:p>129.6</text:p>
          </table:table-cell>
          <table:table-cell table:formula="of:=MAX(0;[.$F5]*[.$D5]*([.$B$17]+1)*([.$G$17]+1)-[.L$16])*(1-[.L$17])*[.$G5]*[.$C5]*([.$B$16]+1)" office:value-type="float" office:value="43.2">
            <text:p>43.2</text:p>
          </table:table-cell>
          <table:table-cell table:formula="of:=MAX(0;[.$F5]*[.$D5]*([.$B$17]+1)*([.$G$17]+1)-[.M$16])*(1-[.M$17])*[.$G5]*[.$C5]*([.$B$16]+1)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ight Cannon</text:p>
          </table:table-cell>
          <table:table-cell office:value-type="string">
            <text:p>45/50 (15/30)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Ammo Dependen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F6]*[.$D6]*([.$C$17]+1)*([.$G$17]+1)*[.$G6]*[.$C6]*([.$C$16]+1)" office:value-type="float" office:value="50">
            <text:p>50</text:p>
          </table:table-cell>
          <table:table-cell table:style-name="ce5"/>
          <table:table-cell table:formula="of:=MAX(0;[.$F6]*[.$D6]*([.$C$17]+1)*([.$G$17]+1)-[.J$16])*(1-[.J$17])*[.$G6]*[.$C6]*([.$C$16]+1)" office:value-type="float" office:value="50">
            <text:p>50</text:p>
          </table:table-cell>
          <table:table-cell table:formula="of:=MAX(0;[.$F6]*[.$D6]*([.$C$17]+1)*([.$G$17]+1)-[.K$16])*(1-[.K$17])*[.$G6]*[.$C6]*([.$C$16]+1)" office:value-type="float" office:value="43.2">
            <text:p>43.2</text:p>
          </table:table-cell>
          <table:table-cell table:formula="of:=MAX(0;[.$F6]*[.$D6]*([.$C$17]+1)*([.$G$17]+1)-[.L$16])*(1-[.L$17])*[.$G6]*[.$C6]*([.$C$16]+1)" office:value-type="float" office:value="41.4">
            <text:p>41.4</text:p>
          </table:table-cell>
          <table:table-cell table:formula="of:=MAX(0;[.$F6]*[.$D6]*([.$C$17]+1)*([.$G$17]+1)-[.M$16])*(1-[.M$17])*[.$G6]*[.$C6]*([.$C$16]+1)" office:value-type="float" office:value="39.6">
            <text:p>39.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Dual Cannon</text:p>
          </table:table-cell>
          <table:table-cell office:value-type="string">
            <text:p>60/65 (25/45)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string">
            <text:p>Ammo Dependen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F7]*[.$D7]*([.$C$17]+1)*([.$G$17]+1)*[.$G7]*[.$C7]*([.$C$16]+1)" office:value-type="float" office:value="67">
            <text:p>67</text:p>
          </table:table-cell>
          <table:table-cell table:style-name="ce5"/>
          <table:table-cell table:formula="of:=MAX(0;[.$F7]*[.$D7]*([.$C$17]+1)*([.$G$17]+1)-[.J$16])*(1-[.J$17])*[.$G7]*[.$C7]*([.$C$16]+1)" office:value-type="float" office:value="67">
            <text:p>67</text:p>
          </table:table-cell>
          <table:table-cell table:formula="of:=MAX(0;[.$F7]*[.$D7]*([.$C$17]+1)*([.$G$17]+1)-[.K$16])*(1-[.K$17])*[.$G7]*[.$C7]*([.$C$16]+1)" office:value-type="float" office:value="57.888">
            <text:p>57.888</text:p>
          </table:table-cell>
          <table:table-cell table:formula="of:=MAX(0;[.$F7]*[.$D7]*([.$C$17]+1)*([.$G$17]+1)-[.L$16])*(1-[.L$17])*[.$G7]*[.$C7]*([.$C$16]+1)" office:value-type="float" office:value="55.476">
            <text:p>55.476</text:p>
          </table:table-cell>
          <table:table-cell table:formula="of:=MAX(0;[.$F7]*[.$D7]*([.$C$17]+1)*([.$G$17]+1)-[.M$16])*(1-[.M$17])*[.$G7]*[.$C7]*([.$C$16]+1)" office:value-type="float" office:value="53.064">
            <text:p>53.06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Heavy Cannon</text:p>
          </table:table-cell>
          <table:table-cell office:value-type="string">
            <text:p>75/80 (35/60)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string">
            <text:p>Ammo Dependen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F8]*[.$D8]*([.$C$17]+1)*([.$G$17]+1)*[.$G8]*[.$C8]*([.$C$16]+1)" office:value-type="float" office:value="50">
            <text:p>50</text:p>
          </table:table-cell>
          <table:table-cell table:style-name="ce5"/>
          <table:table-cell table:formula="of:=MAX(0;[.$F8]*[.$D8]*([.$C$17]+1)*([.$G$17]+1)-[.J$16])*(1-[.J$17])*[.$G8]*[.$C8]*([.$C$16]+1)" office:value-type="float" office:value="50">
            <text:p>50</text:p>
          </table:table-cell>
          <table:table-cell table:formula="of:=MAX(0;[.$F8]*[.$D8]*([.$C$17]+1)*([.$G$17]+1)-[.K$16])*(1-[.K$17])*[.$G8]*[.$C8]*([.$C$16]+1)" office:value-type="float" office:value="44.1">
            <text:p>44.1</text:p>
          </table:table-cell>
          <table:table-cell table:formula="of:=MAX(0;[.$F8]*[.$D8]*([.$C$17]+1)*([.$G$17]+1)-[.L$16])*(1-[.L$17])*[.$G8]*[.$C8]*([.$C$16]+1)" office:value-type="float" office:value="43.2">
            <text:p>43.2</text:p>
          </table:table-cell>
          <table:table-cell table:formula="of:=MAX(0;[.$F8]*[.$D8]*([.$C$17]+1)*([.$G$17]+1)-[.M$16])*(1-[.M$17])*[.$G8]*[.$C8]*([.$C$16]+1)" office:value-type="float" office:value="42.3">
            <text:p>42.3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ocket</text:p>
          </table:table-cell>
          <table:table-cell office:value-type="string">
            <text:p>90/95 (45/75)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string">
            <text:p>Ammo Dependent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$F9]*[.$D9]*([.$D$17]+1)*([.$G$17]+1)*[.$G9]*[.$C9]*([.$D$16]+1)" office:value-type="float" office:value="20">
            <text:p>20</text:p>
          </table:table-cell>
          <table:table-cell table:style-name="ce5"/>
          <table:table-cell table:formula="of:=MAX(0;[.$F9]*[.$D9]*([.$D$17]+1)*([.$G$17]+1)-[.J$18])*(1-[.J$19])*[.$G9]*[.$C9]*([.$D$16]+1)" office:value-type="float" office:value="20">
            <text:p>20</text:p>
          </table:table-cell>
          <table:table-cell table:formula="of:=MAX(0;[.$F9]*[.$D9]*([.$D$17]+1)*([.$G$17]+1)-[.K$18])*(1-[.K$19])*[.$G9]*[.$C9]*([.$D$16]+1)" office:value-type="float" office:value="18">
            <text:p>18</text:p>
          </table:table-cell>
          <table:table-cell table:formula="of:=MAX(0;[.$F9]*[.$D9]*([.$D$17]+1)*([.$G$17]+1)-[.L$18])*(1-[.L$19])*[.$G9]*[.$C9]*([.$D$16]+1)" office:value-type="float" office:value="18">
            <text:p>18</text:p>
          </table:table-cell>
          <table:table-cell table:formula="of:=MAX(0;[.$F9]*[.$D9]*([.$D$17]+1)*([.$G$17]+1)-[.M$18])*(1-[.M$19])*[.$G9]*[.$C9]*([.$D$16]+1)" office:value-type="float" office:value="16.92">
            <text:p>16.92</text:p>
          </table:table-cell>
          <table:table-cell table:number-columns-repeated="1011"/>
        </table:table-row>
        <table:table-row table:style-name="ro2">
          <table:table-cell table:style-name="ce2" office:value-type="string">
            <office:annotation draw:style-name="gr2" draw:text-style-name="P1" svg:width="1.1413in" svg:height="0.3902in" svg:x="1.1252in" svg:y="2.3984in" draw:caption-point-x="-0.2402in" draw:caption-point-y="0.5969in">
              <dc:creator>A.K.</dc:creator>
              <dc:date>2020-08-10T00:00:00</dc:date>
              <text:p text:style-name="P1"><text:span text:style-name="T1">Stock Factorio turret.</text:span></text:p>
            </office:annotation>
            <text:p>Laser</text:p>
          </table:table-cell>
          <table:table-cell office:value-type="string">
            <text:p>24 (0)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$F10]*[.$D10]*([.$E$17]+1)*[.$G10]*[.$C10]*([.$E$16]+1)" office:value-type="float" office:value="30">
            <text:p>30</text:p>
          </table:table-cell>
          <table:table-cell table:style-name="ce5"/>
          <table:table-cell table:formula="of:=[.$H10]" office:value-type="float" office:value="30">
            <text:p>30</text:p>
          </table:table-cell>
          <table:table-cell table:formula="of:=[.$H10]" office:value-type="float" office:value="30">
            <text:p>30</text:p>
          </table:table-cell>
          <table:table-cell table:formula="of:=[.$H10]" office:value-type="float" office:value="30">
            <text:p>30</text:p>
          </table:table-cell>
          <table:table-cell table:formula="of:=[.$H10]" office:value-type="float" office:value="30">
            <text:p>30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ulse Laser</text:p>
          </table:table-cell>
          <table:table-cell office:value-type="string">
            <text:p>40/45 (5/25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$F11]*[.$D11]*([.$E$17]+1)*[.$G11]*[.$C11]*([.$E$16]+1)" office:value-type="float" office:value="45">
            <text:p>45</text:p>
          </table:table-cell>
          <table:table-cell table:style-name="ce5"/>
          <table:table-cell table:formula="of:=[.$H11]" office:value-type="float" office:value="45">
            <text:p>45</text:p>
          </table:table-cell>
          <table:table-cell table:formula="of:=[.$H11]" office:value-type="float" office:value="45">
            <text:p>45</text:p>
          </table:table-cell>
          <table:table-cell table:formula="of:=[.$H11]" office:value-type="float" office:value="45">
            <text:p>45</text:p>
          </table:table-cell>
          <table:table-cell table:formula="of:=[.$H11]" office:value-type="float" office:value="45">
            <text:p>4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hermal Laser</text:p>
          </table:table-cell>
          <table:table-cell office:value-type="string">
            <text:p>55/60 (15/35)</text:p>
          </table:table-cell>
          <table:table-cell office:value-type="float" office:value="0.67">
            <text:p>0.67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$F12]*[.$D12]*([.$E$17]+1)*[.$G12]*[.$C12]*([.$E$16]+1)+100" office:value-type="float" office:value="126.8">
            <text:p>126.8</text:p>
          </table:table-cell>
          <table:table-cell table:style-name="ce5"/>
          <table:table-cell table:formula="of:=[.$H12]" office:value-type="float" office:value="126.8">
            <text:p>126.8</text:p>
          </table:table-cell>
          <table:table-cell table:formula="of:=[.$H12]" office:value-type="float" office:value="126.8">
            <text:p>126.8</text:p>
          </table:table-cell>
          <table:table-cell table:formula="of:=[.$H12]" office:value-type="float" office:value="126.8">
            <text:p>126.8</text:p>
          </table:table-cell>
          <table:table-cell table:formula="of:=[.$H12]" office:value-type="float" office:value="126.8">
            <text:p>126.8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Gamma Beam</text:p>
          </table:table-cell>
          <table:table-cell office:value-type="string">
            <text:p>32/3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Line originating at the turre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$F13]*[.$D13]*([.$E$17]+1)*[.$G13]*[.$C13]*([.$E$16]+1)" office:value-type="float" office:value="25">
            <text:p>25</text:p>
          </table:table-cell>
          <table:table-cell table:style-name="ce5"/>
          <table:table-cell table:formula="of:=[.$H13]" office:value-type="float" office:value="25">
            <text:p>25</text:p>
          </table:table-cell>
          <table:table-cell table:formula="of:=[.$H13]" office:value-type="float" office:value="25">
            <text:p>25</text:p>
          </table:table-cell>
          <table:table-cell table:formula="of:=[.$H13]" office:value-type="float" office:value="25">
            <text:p>25</text:p>
          </table:table-cell>
          <table:table-cell table:formula="of:=[.$H13]" office:value-type="float" office:value="25">
            <text:p>25</text:p>
          </table:table-cell>
          <table:table-cell table:number-columns-repeated="1011"/>
        </table:table-row>
        <table:table-row table:style-name="ro4">
          <table:table-cell table:style-name="ce5" table:number-columns-repeated="13"/>
          <table:table-cell table:number-columns-repeated="1011"/>
        </table:table-row>
        <table:table-row table:style-name="ro3">
          <table:table-cell table:style-name="ce1" office:value-type="string">
            <office:annotation draw:style-name="gr7" draw:text-style-name="P1" svg:width="1.1413in" svg:height="0.8567in" svg:x="1.1252in" svg:y="3.8134in" draw:caption-point-x="-0.2402in" draw:caption-point-y="0.5972in">
              <dc:creator>A.K.</dc:creator>
              <dc:date>2020-08-10T00:00:00</dc:date>
              <text:p text:style-name="P1"><text:span text:style-name="T1">Modify "+Fire Rate" and "+Damage" rows with current research bonus.</text:span></text:p>
            </office:annotation>
            <text:p>Research Bonuses</text:p>
          </table:table-cell>
          <table:table-cell table:style-name="ce5" office:value-type="string">
            <text:p>Bullets</text:p>
          </table:table-cell>
          <table:table-cell table:style-name="ce5" office:value-type="string">
            <text:p>Cannon Shells</text:p>
          </table:table-cell>
          <table:table-cell table:style-name="ce5" office:value-type="string">
            <text:p>Rockets</text:p>
          </table:table-cell>
          <table:table-cell table:style-name="ce5" office:value-type="string">
            <text:p>Lasers</text:p>
          </table:table-cell>
          <table:table-cell table:style-name="ce5" office:value-type="string">
            <text:p>Turrets</text:p>
          </table:table-cell>
          <table:table-cell table:style-name="ce5" office:value-type="string">
            <text:p>Modular Turrets</text:p>
          </table:table-cell>
          <table:table-cell table:style-name="ce5"/>
          <table:table-cell table:style-name="ce5" office:value-type="string">
            <text:p>Resists</text:p>
          </table:table-cell>
          <table:table-cell table:style-name="ce5" table:number-columns-repeated="4"/>
          <table:table-cell table:number-columns-repeated="1011"/>
        </table:table-row>
        <table:table-row table:style-name="ro2">
          <table:table-cell table:style-name="ce5" office:value-type="string">
            <text:p>+Fire Rat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/>
          <table:table-cell table:style-name="ce5" office:value-type="string">
            <text:p>Physical F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+Damage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5" office:value-type="string">
            <text:p>Physical %</text:p>
          </table:table-cell>
          <table:table-cell office:value-type="float" office:value="0">
            <text:p>0</text:p>
          </table:table-cell>
          <table:table-cell table:number-columns-repeated="3" office:value-type="float" office:value="0.1">
            <text:p>0.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Max Fire Rate</text:p>
          </table:table-cell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table:number-columns-repeated="2" office:value-type="string">
            <text:p>-</text:p>
          </table:table-cell>
          <table:table-cell/>
          <table:table-cell table:style-name="ce5" office:value-type="string">
            <text:p>Explosion Flat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Max Damage Pre Space</text:p>
          </table:table-cell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Explosion %</text:p>
          </table:table-cell>
          <table:table-cell office:value-type="float" office:value="0">
            <text:p>0</text:p>
          </table:table-cell>
          <table:table-cell table:number-columns-repeated="3" office:value-type="float" office:value="0.1">
            <text:p>0.1</text:p>
          </table:table-cell>
          <table:table-cell table:number-columns-repeated="101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6">12/26/2020</text:date>, <text:time>19:32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urdybelski</meta:initial-creator>
    <meta:creation-date>2020-08-10T16:34:58.81</meta:creation-date>
    <dc:date>2020-12-26T19:31:57.83</dc:date>
    <dc:creator>Adam Kurdybelski</dc:creator>
    <meta:editing-duration>PT6H4M52S</meta:editing-duration>
    <meta:editing-cycles>11</meta:editing-cycles>
    <meta:generator>OpenOffice/4.1.3$Win32 OpenOffice.org_project/413m1$Build-9783</meta:generator>
    <meta:document-statistic meta:table-count="1" meta:cell-count="212" meta:object-count="0"/>
  </office:meta>
</office:document-meta>
</file>